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r11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1.2cm" fo:margin-right="0cm" fo:text-indent="-0.9cm"/>
      <style:text-properties fo:font-size="20pt" fo:font-weight="bold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text:enable-numbering="false" fo:margin-left="3.6cm" fo:margin-right="0cm" fo:text-indent="-0.6cm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1.2cm" fo:margin-right="0cm" fo:text-indent="-0.9cm"/>
      <style:text-properties fo:font-size="22pt" fo:font-weight="bold"/>
    </style:style>
    <style:style style:name="P12" style:family="paragraph">
      <style:paragraph-properties fo:margin-left="0cm" fo:margin-right="0cm" fo:text-indent="0cm"/>
      <style:text-properties fo:color="#23ff23" fo:font-size="20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36pt"/>
    </style:style>
    <style:style style:name="T2" style:family="text">
      <style:text-properties fo:color="#ffff00"/>
    </style:style>
    <style:style style:name="T3" style:family="text">
      <style:text-properties fo:color="#ffff00" fo:font-size="20pt" fo:font-weight="bold"/>
    </style:style>
    <style:style style:name="T4" style:family="text">
      <style:text-properties fo:font-size="20pt" fo:font-weight="bold"/>
    </style:style>
    <style:style style:name="T5" style:family="text">
      <style:text-properties fo:color="#ccccff" fo:font-size="20pt" fo:font-weight="bold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ccccff"/>
    </style:style>
    <style:style style:name="T12" style:family="text">
      <style:text-properties fo:color="#23ff23"/>
    </style:style>
    <style:style style:name="T13" style:family="text">
      <style:text-properties fo:color="#ffffff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3366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 fo:font-size="24pt" fo:font-weight="normal"/>
    </style:style>
    <style:style style:name="T3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arrays and lists</presentation:footer-decl>
      <presentation:footer-decl presentation:name="ftr2">CMPTxxxx</presentation:footer-decl>
      <presentation:date-time-decl presentation:name="dtd1" presentation:source="fixed">2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 Arrays and Python Lis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178cm" svg:x="1cm" svg:y="0.337cm" presentation:class="title" presentation:user-transformed="true">
          <draw:text-box>
            <text:p text:style-name="P1"><text:span text:style-name="T1">What's on today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Type</text:span> hierarchy, M2/C vs. Python</text:p>
                <text:list>
                  <text:list-item>
                    <text:p><text:span text:style-name="T2">Enumeration</text:span> types</text:p>
                  </text:list-item>
                </text:list>
              </text:list-item>
              <text:list-item>
                <text:p text:style-name="P1">Python <text:span text:style-name="T2">lists</text:span> vs. M2/C <text:span text:style-name="T2">arrays</text:span></text:p>
              </text:list-item>
              <text:list-item>
                <text:p text:style-name="P1">Lists as function <text:span text:style-name="T2">parameters</text:span></text:p>
              </text:list-item>
              <text:list-item>
                <text:p text:style-name="P1"><text:span text:style-name="T2">Multidimensional</text:span> arrays/lis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6" draw:layer="layout" svg:width="25.199cm" svg:height="14.64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Atomic</text:span><text:span text:style-name="T4"> types</text:span></text:p>
                <text:list>
                  <text:list-item>
                    <text:p text:style-name="P1"><text:span text:style-name="T4">Scalar types</text:span></text:p>
                    <text:list>
                      <text:list-item>
                        <text:p text:style-name="P1"><text:span text:style-name="T4">Real types (</text:span><text:span text:style-name="T5">REAL</text:span><text:span text:style-name="T4">, </text:span><text:span text:style-name="T5">LONGREAL</text:span><text:span text:style-name="T4">)</text:span></text:p>
                      </text:list-item>
                      <text:list-item>
                        <text:p text:style-name="P1"><text:span text:style-name="T4">Ordinal types (</text:span><text:span text:style-name="T5">CHAR</text:span><text:span text:style-name="T4">)</text:span></text:p>
                        <text:list>
                          <text:list-item>
                            <text:p text:style-name="P1"><text:span text:style-name="T4">Whole number types (</text:span><text:span text:style-name="T5">INTEGER</text:span><text:span text:style-name="T4">, </text:span><text:span text:style-name="T5">CARDINAL</text:span><text:span text:style-name="T4">)</text:span></text:p>
                          </text:list-item>
                          <text:list-item>
                            <text:p text:style-name="P1"><text:span text:style-name="T4">Enumerations (</text:span><text:span text:style-name="T5">§5.2.1</text:span><text:span text:style-name="T4">) (</text:span><text:span text:style-name="T5">BOOLEAN</text:span><text:span text:style-name="T4">)</text:span></text:p>
                          </text:list-item>
                          <text:list-item>
                            <text:p text:style-name="P1"><text:span text:style-name="T4">Subranges (</text:span><text:span text:style-name="T5">§5.2.2</text:span><text:span text:style-name="T4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Structured (</text:span><text:span text:style-name="T3">aggregate</text:span><text:span text:style-name="T4">) types</text:span></text:p>
                <text:list>
                  <text:list-item>
                    <text:p text:style-name="P1"><text:span text:style-name="T4">Arrays (</text:span><text:span text:style-name="T5">§5.3</text:span><text:span text:style-name="T4">)</text:span></text:p>
                    <text:list>
                      <text:list-item>
                        <text:p text:style-name="P1"><text:span text:style-name="T4">Strings (</text:span><text:span text:style-name="T5">§5.3.1</text:span><text:span text:style-name="T4">)</text:span></text:p>
                      </text:list-item>
                    </text:list>
                  </text:list-item>
                  <text:list-item>
                    <text:p text:style-name="P1"><text:span text:style-name="T4">Sets (</text:span><text:span text:style-name="T5">§9.2-9.6</text:span><text:span text:style-name="T4">)</text:span></text:p>
                  </text:list-item>
                  <text:list-item>
                    <text:p text:style-name="P1"><text:span text:style-name="T4">Records (</text:span><text:span text:style-name="T5">§9.7-9.12</text:span><text:span text:style-name="T4">)</text:span></text:p>
                  </text:list-item>
                </text:list>
              </text:list-item>
              <text:list-item>
                <text:p text:style-name="P1"><text:span text:style-name="T4">Also can have </text:span><text:span text:style-name="T3">user-defined</text:span><text:span text:style-name="T4"> typ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6" draw:layer="layout" svg:width="25.199cm" svg:height="14.94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Atomic</text:span><text:span text:style-name="T4"> types</text:span></text:p>
                <text:list>
                  <text:list-item>
                    <text:p text:style-name="P1"><text:span text:style-name="T4">Numbers</text:span></text:p>
                    <text:list>
                      <text:list-item>
                        <text:p text:style-name="P1"><text:span text:style-name="T4">Integers (</text:span><text:span text:style-name="T5">int</text:span><text:span text:style-name="T4">, </text:span><text:span text:style-name="T5">long, bool</text:span><text:span text:style-name="T4">): </text:span><text:span text:style-name="T6">5</text:span><text:span text:style-name="T4">, </text:span><text:span text:style-name="T6">500000L</text:span><text:span text:style-name="T4">, </text:span><text:span text:style-name="T6">True</text:span></text:p>
                      </text:list-item>
                      <text:list-item>
                        <text:p text:style-name="P1"><text:span text:style-name="T4">Reals (</text:span><text:span text:style-name="T5">float</text:span><text:span text:style-name="T4">) (only double-precision): </text:span><text:span text:style-name="T6">5.0</text:span></text:p>
                      </text:list-item>
                      <text:list-item>
                        <text:p text:style-name="P1"><text:span text:style-name="T4">Complex numbers (</text:span><text:span text:style-name="T5">complex</text:span><text:span text:style-name="T4">): </text:span><text:span text:style-name="T6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Container (</text:span><text:span text:style-name="T3">aggregate</text:span><text:span text:style-name="T4">) types</text:span></text:p>
                <text:list>
                  <text:list-item>
                    <text:p text:style-name="P1"><text:span text:style-name="T4">Immutable sequences</text:span></text:p>
                    <text:list>
                      <text:list-item>
                        <text:p text:style-name="P1"><text:span text:style-name="T4">Strings (</text:span><text:span text:style-name="T5">str</text:span><text:span text:style-name="T4">): </text:span><text:span text:style-name="T6">"Hello"</text:span></text:p>
                      </text:list-item>
                      <text:list-item>
                        <text:p text:style-name="P1"><text:span text:style-name="T4">Tuples (</text:span><text:span text:style-name="T5">tuple</text:span><text:span text:style-name="T4">):</text:span><text:span text:style-name="T4"><text:tab/></text:span><text:span text:style-name="T6">(2, 5.0, "hi")</text:span></text:p>
                      </text:list-item>
                    </text:list>
                  </text:list-item>
                  <text:list-item>
                    <text:p text:style-name="P1"><text:span text:style-name="T4">Mutable sequences</text:span></text:p>
                    <text:list>
                      <text:list-item>
                        <text:p text:style-name="P1"><text:span text:style-name="T4">Lists (</text:span><text:span text:style-name="T5">list</text:span><text:span text:style-name="T4">):</text:span><text:span text:style-name="T4"><text:tab/></text:span><text:span text:style-name="T4"><text:tab/></text:span><text:span text:style-name="T6">[2, 5.0, "hi"]</text:span></text:p>
                      </text:list-item>
                    </text:list>
                  </text:list-item>
                  <text:list-item>
                    <text:p text:style-name="P1"><text:span text:style-name="T4">Mappings</text:span></text:p>
                    <text:list>
                      <text:list-item>
                        <text:p text:style-name="P1"><text:span text:style-name="T4">Dictionaries (</text:span><text:span text:style-name="T5">dict</text:span><text:span text:style-name="T4">):</text:span><text:span text:style-name="T4"><text:tab/></text:span><text:span text:style-name="T6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/ C</text:p>
          </draw:text-box>
        </draw:frame>
        <draw:frame presentation:style-name="pr8" draw:text-style-name="P9" draw:layer="layout" svg:width="25.199cm" svg:height="15.076cm" svg:x="1.4cm" svg:y="4.507cm" presentation:class="outline" presentation:user-transformed="true">
          <draw:text-box>
            <text:p text:style-name="P7"><text:span text:style-name="T7">TYPE</text:span></text:p>
            <text:p text:style-name="P8"><text:span text:style-name="T8">DayName</text:span><text:span text:style-name="T9"> = (Sun, Mon, Tue, Wed, Thu, Fri, Sat);</text:span></text:p>
            <text:p text:style-name="P7"><text:span text:style-name="T10">VAR</text:span></text:p>
            <text:p text:style-name="P8"><text:span text:style-name="T9">today : </text:span><text:span text:style-name="T8">DayName</text:span><text:span text:style-name="T9">;</text:span></text:p>
            <text:p text:style-name="P7"><text:span text:style-name="T10">BEGIN</text:span></text:p>
            <text:p text:style-name="P8"><text:span text:style-name="T9">today := Mon;</text:span></text:p>
            <text:list text:style-name="L2">
              <text:list-item>
                <text:p text:style-name="P1">We could have used <text:span text:style-name="T11">CARDINAL</text:span>s instead<text:line-break/>(indeed, the underlying implementation does)</text:p>
                <text:list>
                  <text:list-item>
                    <text:p text:style-name="P1">But the logical semantic of today's type is a <text:span text:style-name="T12">DayName</text:span> type, not a <text:span text:style-name="T11">CARDINAL</text:span></text:p>
                  </text:list-item>
                </text:list>
              </text:list-item>
              <text:list-item>
                <text:p text:style-name="P1"><text:span text:style-name="T13">Can be thought of as Sun=0, Mon=1, Tue=2, ...</text:span></text:p>
              </text:list-item>
              <text:list-item>
                <text:p text:style-name="P1"><text:span text:style-name="T13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 Arrays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Most languages (C, M2, Java, etc.) have arrays:</text:p>
                <text:list>
                  <text:list-item>
                    <text:p><text:span text:style-name="T14">C: float myWages[5] = {0., 25.75, 0., 0., 0.};</text:span></text:p>
                  </text:list-item>
                  <text:list-item>
                    <text:p><text:span text:style-name="T14">M2: myWages: ARRAY [0..4] OF REAL;</text:span></text:p>
                  </text:list-item>
                </text:list>
              </text:list-item>
              <text:list-item>
                <text:p>Compound data type, sequential storage</text:p>
                <text:list>
                  <text:list-item>
                    <text:p>Fixed length: must declare length (5)</text:p>
                  </text:list-item>
                  <text:list-item>
                    <text:p>Uniform type: same type for all elements</text:p>
                  </text:list-item>
                  <text:list-item>
                    <text:p>Static type: can't change type of elements</text:p>
                  </text:list-item>
                </text:list>
              </text:list-item>
              <text:list-item>
                <text:p>Indexing: myWages[2] = 15.85;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List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doesn't have a built-in type exactly like arrays, but it does have <text:span text:style-name="T2">lists</text:span>:</text:p>
              </text:list-item>
            </text:list>
            <text:p text:style-name="P7"><text:span text:style-name="T15">nelliesWages = [0.0, 25.75, 0.0, 0.0, 0.0]</text:span></text:p>
            <text:p text:style-name="P7"><text:span text:style-name="T15">nelliesWages[1]</text:span><text:span text:style-name="T15"><text:tab/></text:span><text:span text:style-name="T16"><text:tab/></text:span><text:span text:style-name="T16"><text:tab/></text:span><text:span text:style-name="T16"><text:tab/></text:span><text:span text:style-name="T17"># returns 25.75</text:span></text:p>
            <text:list text:continue-numbering="true" text:style-name="L2">
              <text:list-item>
                <text:p text:style-name="P1">Under the covers, Python often <text:span text:style-name="T2">implements</text:span> lists using arrays, but lists are more <text:span text:style-name="T2">powerful</text:span>:</text:p>
                <text:list>
                  <text:list-item>
                    <text:p text:style-name="P1">Can change <text:span text:style-name="T2">length</text:span> dynamically</text:p>
                  </text:list-item>
                  <text:list-item>
                    <text:p text:style-name="P1">Can store items of different <text:span text:style-name="T2">type</text:span></text:p>
                  </text:list-item>
                  <text:list-item>
                    <text:p text:style-name="P1">Can <text:span text:style-name="T2">delete</text:span>/<text:span text:style-name="T2">insert</text:span> items mid-list</text:p>
                  </text:list-item>
                </text:list>
              </text:list-item>
              <text:list-item>
                <text:p text:style-name="P1">For now, we'll treat Python lists as <text:span text:style-name="T2">array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know one way to generate a list: <text:span text:style-name="T12">range()</text:span></text:p>
              </text:list-item>
            </text:list>
            <text:p text:style-name="P7"><text:span text:style-name="T18">range(10)</text:span><text:span text:style-name="T19"><text:tab/></text:span><text:span text:style-name="T19"><text:tab/></text:span><text:span text:style-name="T20"># returns [0, 1, 2, 3, 4, 5, 6, 7, 8, 9]</text:span></text:p>
            <text:list text:continue-numbering="true" text:style-name="L2">
              <text:list-item>
                <text:p text:style-name="P1">Or create directly in square <text:span text:style-name="T2">brackets</text:span>:</text:p>
              </text:list-item>
            </text:list>
            <text:p text:style-name="P7"><text:span text:style-name="T18">myApples = ["Fuji", "Gala", "Red Delicious"]</text:span></text:p>
            <text:list text:continue-numbering="true" text:style-name="L2">
              <text:list-item>
                <text:p text:style-name="P1">We can <text:span text:style-name="T2">iterate</text:span> through a list:</text:p>
              </text:list-item>
            </text:list>
            <text:p text:style-name="P7"><text:span text:style-name="T18">for idx in range(len(myApples)):</text:span></text:p>
            <text:p text:style-name="P8"><text:span text:style-name="T8">print "I like", myApples[idx], "apples!"</text:span></text:p>
            <text:list text:continue-numbering="true" text:style-name="L2">
              <text:list-item>
                <text:p text:style-name="P1">Even easier:</text:p>
              </text:list-item>
            </text:list>
            <text:p text:style-name="P7"><text:span text:style-name="T18">for apple in myApples:</text:span></text:p>
            <text:p text:style-name="P8"><text:span text:style-name="T8">print "I like", apple, "apples!"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s as parameters</text:p>
          </draw:text-box>
        </draw:frame>
        <draw:frame presentation:style-name="pr5" draw:text-style-name="P11" draw:layer="layout" svg:width="25.199cm" svg:height="15.197cm" svg:x="1.4cm" svg:y="4.507cm" presentation:class="outline" presentation:user-transformed="true">
          <draw:text-box>
            <text:p text:style-name="P7"><text:span text:style-name="T21">def</text:span><text:span text:style-name="T22"> </text:span><text:span text:style-name="T23">average</text:span><text:span text:style-name="T22">(vec):</text:span></text:p>
            <text:p text:style-name="P8"><text:span text:style-name="T24">"""Return the average of the vector's values.</text:span></text:p>
            <text:p text:style-name="P8"><text:span text:style-name="T24">pre: vec should have scalar values (float, int) and not be empty.</text:span></text:p>
            <text:p text:style-name="P8"><text:span text:style-name="T24">"""</text:span></text:p>
            <text:p text:style-name="P8"><text:span text:style-name="T25">sum</text:span><text:span text:style-name="T26"> = 0</text:span></text:p>
            <text:p text:style-name="P8"><text:span text:style-name="T27">for</text:span><text:span text:style-name="T26"> elt </text:span><text:span text:style-name="T27">in</text:span><text:span text:style-name="T26"> vec:</text:span></text:p>
            <text:p text:style-name="P10"><text:span text:style-name="T25">sum</text:span><text:span text:style-name="T26"> += elt</text:span></text:p>
            <text:p text:style-name="P8"><text:span text:style-name="T27">return</text:span><text:span text:style-name="T26"> </text:span><text:span text:style-name="T25">sum</text:span><text:span text:style-name="T26"> / </text:span><text:span text:style-name="T25">len</text:span><text:span text:style-name="T26">(vec)</text:span></text:p>
            <text:p text:style-name="P8"><text:span text:style-name="T26"/></text:p>
            <text:p text:style-name="P7"><text:span text:style-name="T22">myList = </text:span><text:span text:style-name="T28">range</text:span><text:span text:style-name="T22">(9)</text:span></text:p>
            <text:p text:style-name="P7"><text:span text:style-name="T21">print</text:span><text:span text:style-name="T22"> average(myList)</text:span><text:span text:style-name="T22"><text:tab/></text:span><text:span text:style-name="T22"><text:tab/></text:span><text:span text:style-name="T22"><text:tab/></text:span><text:span text:style-name="T22"><text:tab/></text:span><text:span text:style-name="T29"># prints 4</text:span></text:p>
            <text:list text:style-name="L2">
              <text:list-item>
                <text:p text:style-name="P1"><text:span text:style-name="T30">What happens when we pass an empty array? <text:s/>An atomic value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ype-checking list parameters</text:p>
          </draw:text-box>
        </draw:frame>
        <draw:frame presentation:style-name="pr5" draw:text-style-name="P4" draw:layer="layout" svg:width="25.199cm" svg:height="15.097cm" svg:x="1.4cm" svg:y="4.507cm" presentation:class="outline" presentation:user-transformed="true">
          <draw:text-box>
            <text:list text:style-name="L2">
              <text:list-item>
                <text:p text:style-name="P1">Since Python is <text:span text:style-name="T2">dynamically</text:span>-typed, the function definition doesn't specify what <text:span text:style-name="T2">type</text:span> the parameter is, or even that it needs to be a <text:span text:style-name="T2">list</text:span></text:p>
                <text:list>
                  <text:list-item>
                    <text:p text:style-name="P1">Easy way out: state expected type in <text:span text:style-name="T2">precondition</text:span></text:p>
                  </text:list-item>
                  <text:list-item>
                    <text:p text:style-name="P1">Or do <text:span text:style-name="T2">type checking</text:span> in the function:</text:p>
                  </text:list-item>
                </text:list>
              </text:list-item>
            </text:list>
            <text:p text:style-name="P7"><text:span text:style-name="T18">if type(vec) != type([]):</text:span></text:p>
            <text:p text:style-name="P8"><text:span text:style-name="T8">print "Need to pass this function a list!"</text:span></text:p>
            <text:p text:style-name="P8"><text:span text:style-name="T8">return</text:span></text:p>
            <text:list text:continue-numbering="true" text:style-name="L2">
              <text:list-item>
                <text:list>
                  <text:list-item>
                    <text:p text:style-name="P1">May also want to check for <text:span text:style-name="T2">empty</text:span> lists:</text:p>
                  </text:list-item>
                </text:list>
              </text:list-item>
            </text:list>
            <text:p text:style-name="P7"><text:span text:style-name="T18">if len(vec) == 0:</text:span></text:p>
            <text:list text:continue-numbering="true" text:style-name="L2">
              <text:list-item>
                <text:p text:style-name="P1"><text:span text:style-name="T12">for, len()</text:span>, etc. don't work on <text:span text:style-name="T2">atomic</text:span>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5" draw:text-style-name="P4" draw:layer="layout" svg:width="25.199cm" svg:height="14.407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2">statically</text:span>-typed languages like M2, C, etc., the procedure declaration needs to specify that the parameter is an <text:span text:style-name="T2">array</text:span>, and the <text:span text:style-name="T2">type</text:span> of its elements:</text:p>
                <text:list>
                  <text:list-item>
                    <text:p text:style-name="P1"><text:span text:style-name="T2">M2</text:span>:</text:p>
                  </text:list-item>
                </text:list>
              </text:list-item>
            </text:list>
            <text:p text:style-name="P7"><text:span text:style-name="T15">PROCEDURE Average(myList: ARRAY of REAL) : REAL;</text:span></text:p>
            <text:list text:continue-numbering="true" text:style-name="L2">
              <text:list-item>
                <text:list>
                  <text:list-item>
                    <text:p text:style-name="P1"><text:span text:style-name="T2">C</text:span>:</text:p>
                  </text:list-item>
                </text:list>
              </text:list-item>
            </text:list>
            <text:p text:style-name="P7"><text:span text:style-name="T15">float average(float* myList, unsigned int len) {</text:span></text:p>
            <text:list text:continue-numbering="true" text:style-name="L2">
              <text:list-item>
                <text:p text:style-name="P1">In M2, <text:span text:style-name="T12">HIGH(myList)</text:span> gets the <text:span text:style-name="T2">length</text:span></text:p>
              </text:list-item>
              <text:list-item>
                <text:p text:style-name="P1">In C, length is <text:span text:style-name="T2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Multidimensional</text:span> arrays are simply arrays of arrays:</text:p>
              </text:list-item>
            </text:list>
            <text:p text:style-name="P7"><text:span text:style-name="T31">myMatrix = [ [0.0, 0.1, 0.2, 0.3],</text:span></text:p>
            <text:p text:style-name="P7"><text:span text:style-name="T31"><text:tab/></text:span><text:span text:style-name="T31"><text:tab/></text:span><text:span text:style-name="T31"><text:tab/></text:span><text:span text:style-name="T31"><text:tab/></text:span><text:span text:style-name="T31">[1.0, 1.1, 1.2, 1.3],</text:span></text:p>
            <text:p text:style-name="P7"><text:span text:style-name="T31"><text:tab/></text:span><text:span text:style-name="T31"><text:tab/></text:span><text:span text:style-name="T31"><text:tab/></text:span><text:span text:style-name="T31"><text:tab/></text:span><text:span text:style-name="T31">[2,0, 2.1, 2.2, 2.3] ]</text:span></text:p>
            <text:list text:continue-numbering="true" text:style-name="L2">
              <text:list-item>
                <text:p text:style-name="P1"><text:span text:style-name="T2">Accessing</text:span>:</text:p>
              </text:list-item>
            </text:list>
            <text:p text:style-name="P7"><text:span text:style-name="T31">myMatrix[1][2] = 1.2</text:span></text:p>
            <text:list text:continue-numbering="true" text:style-name="L2">
              <text:list-item>
                <text:p text:style-name="P1"><text:span text:style-name="T2">Row-major</text:span> convention:</text:p>
              </text:list-item>
            </text:list>
          </draw:text-box>
        </draw:frame>
        <draw:frame draw:style-name="gr2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2" draw:id="id1" draw:layer="layout" svg:width="5.4cm" svg:height="1.072cm" svg:x="22.761cm" svg:y="13.928cm">
          <draw:text-box>
            <text:p text:style-name="P1"><text:span text:style-name="T6">myMatrix[1]</text:span></text:p>
          </draw:text-box>
        </draw:frame>
        <draw:connector draw:style-name="gr4" draw:text-style-name="P13" draw:layer="layout" draw:type="line" svg:x1="22.761cm" svg:y1="14.464cm" svg:x2="21.96cm" svg:y2="16.707cm" draw:start-shape="id1" draw:start-glue-point="3" draw:end-shape="id2" draw:end-glue-point="1" svg:d="m22761 14464-801 2243">
          <text:p/>
        </draw:connector>
        <draw:ellipse draw:style-name="gr5" draw:text-style-name="P13" draw:id="id4" draw:layer="layout" svg:width="1.905cm" svg:height="1.27cm" svg:x="18.215cm" svg:y="16.175cm">
          <text:p text:style-name="P1"/>
        </draw:ellipse>
        <draw:connector draw:style-name="gr6" draw:text-style-name="P13" draw:id="id7" draw:layer="layout" draw:type="curve" svg:x1="13.97cm" svg:y1="12.7cm" svg:x2="19.167cm" svg:y2="16.175cm" draw:start-shape="id3" draw:start-glue-point="1" draw:end-shape="id4" draw:end-glue-point="0" svg:d="m13970 12700c3465 0 5197 1158 5197 3475">
          <text:p text:style-name="P1"/>
        </draw:connector>
        <draw:ellipse draw:style-name="gr7" draw:text-style-name="P13" draw:id="id3" draw:layer="layout" svg:width="1.905cm" svg:height="1.27cm" svg:x="12.065cm" svg:y="12.065cm">
          <text:p text:style-name="P1"/>
        </draw:ellipse>
        <draw:ellipse draw:style-name="gr5" draw:text-style-name="P13" draw:id="id5" draw:layer="layout" svg:width="8.888cm" svg:height="1.27cm" svg:x="13.972cm" svg:y="16.175cm">
          <text:p text:style-name="P1"/>
        </draw:ellipse>
        <draw:connector draw:style-name="gr6" draw:text-style-name="P13" draw:id="id6" draw:layer="layout" draw:type="curve" svg:x1="25.461cm" svg:y1="15cm" svg:x2="22.86cm" svg:y2="16.81cm" draw:start-shape="id1" draw:start-glue-point="2" draw:end-shape="id5" draw:end-glue-point="1" svg:d="m25461 15000c0 1207-867 1810-2601 181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Iterating in multidim arrays</text:p>
          </draw:text-box>
        </draw:frame>
        <draw:frame presentation:style-name="pr11" draw:text-style-name="P9" draw:layer="layout" svg:width="25.199cm" svg:height="14.874cm" svg:x="1.4cm" svg:y="4.507cm" presentation:class="outline" presentation:user-transformed="true">
          <draw:text-box>
            <text:p text:style-name="P7"><text:span text:style-name="T32">def</text:span><text:span text:style-name="T22"> </text:span><text:span text:style-name="T23">matrix_average</text:span><text:span text:style-name="T22">(matrix):</text:span></text:p>
            <text:p text:style-name="P8"><text:span text:style-name="T24">"""Return the average value from the 2D matrix.</text:span></text:p>
            <text:p text:style-name="P8"><text:span text:style-name="T24">Pre: matrix must be a non-empty 2D array of scalar values."""</text:span></text:p>
            <text:p text:style-name="P8"><text:span text:style-name="T25">sum</text:span><text:span text:style-name="T26"> = 0</text:span></text:p>
            <text:p text:style-name="P8"><text:span text:style-name="T25">num_entries</text:span><text:span text:style-name="T26"> = 0</text:span></text:p>
            <text:p text:style-name="P8"><text:span text:style-name="T33">for</text:span><text:span text:style-name="T26"> </text:span><text:span text:style-name="T25">row</text:span><text:span text:style-name="T26"> in range(</text:span><text:span text:style-name="T33">len</text:span><text:span text:style-name="T26">(matrix)):</text:span></text:p>
            <text:p text:style-name="P10"><text:span text:style-name="T33">for</text:span><text:span text:style-name="T26"> </text:span><text:span text:style-name="T25">col</text:span><text:span text:style-name="T26"> in range(</text:span><text:span text:style-name="T33">len</text:span><text:span text:style-name="T26">(matrix[row])):</text:span></text:p>
            <text:p text:style-name="P14"><text:span text:style-name="T25">sum</text:span><text:span text:style-name="T26"> += matrix[</text:span><text:span text:style-name="T25">row</text:span><text:span text:style-name="T26">][</text:span><text:span text:style-name="T25">col</text:span><text:span text:style-name="T26">]</text:span></text:p>
            <text:p text:style-name="P10"><text:span text:style-name="T25">num_entries</text:span><text:span text:style-name="T26"> += </text:span><text:span text:style-name="T33">len</text:span><text:span text:style-name="T26">(matrix[row])</text:span></text:p>
            <text:p text:style-name="P8"><text:span text:style-name="T33">return</text:span><text:span text:style-name="T26"> </text:span><text:span text:style-name="T25">sum</text:span><text:span text:style-name="T26"> / </text:span><text:span text:style-name="T25">num_entries</text:span></text:p>
            <text:p text:style-name="P8"><text:span text:style-name="T24"/></text:p>
            <text:list text:style-name="L2">
              <text:list-item>
                <text:p text:style-name="P1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28T16:02:54</meta:creation-date>
    <dc:creator>sean ho</dc:creator>
    <dc:date>2009-10-02T16:28:35</dc:date>
    <meta:editing-cycles>28</meta:editing-cycles>
    <meta:editing-duration>PT15H45M58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